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0946"/>
    </style:style>
    <style:style style:name="P2" style:family="paragraph" style:parent-style-name="Standard">
      <style:text-properties officeooo:paragraph-rsid="0020fd7e"/>
    </style:style>
    <style:style style:name="P3" style:family="paragraph" style:parent-style-name="Standard">
      <style:text-properties fo:font-size="22pt" officeooo:rsid="002a42fb" officeooo:paragraph-rsid="002a42fb" style:font-size-asian="22pt" style:font-size-complex="22pt"/>
    </style:style>
    <style:style style:name="P4" style:family="paragraph" style:parent-style-name="Standard">
      <style:text-properties fo:font-variant="normal" fo:text-transform="none" fo:color="#212121" loext:opacity="100%" style:font-name="Roboto Mono" fo:font-size="22pt" fo:letter-spacing="normal" fo:font-style="normal" fo:font-weight="normal" officeooo:rsid="002a42fb" officeooo:paragraph-rsid="002a42fb" style:font-name-asian="Liberation Mono" style:font-size-asian="22pt" style:font-name-complex="Liberation Mono" style:font-size-complex="22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541e3" officeooo:paragraph-rsid="002541e3" style:font-name-asian="Liberation Mono" style:font-size-asian="18pt" style:font-name-complex="Liberation Mono" style:font-size-complex="18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a42fb" officeooo:paragraph-rsid="002a42fb" style:font-name-asian="Liberation Mono" style:font-size-asian="18pt" style:font-name-complex="Liberation Mono" style:font-size-complex="18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a42fb" officeooo:paragraph-rsid="002a42fb" style:font-name-asian="Liberation Mono" style:font-size-asian="24pt" style:font-name-complex="Liberation Mono" style:font-size-complex="24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a42fb" officeooo:paragraph-rsid="002a42fb" style:font-name-asian="Liberation Mono" style:font-size-asian="22pt" style:font-name-complex="Liberation Mono" style:font-size-complex="22pt"/>
    </style:style>
    <style:style style:name="P9" style:family="paragraph" style:parent-style-name="Preformatted_20_Text">
      <style:text-properties fo:font-variant="normal" fo:text-transform="none" fo:color="#c9211e" loext:opacity="100%" style:font-name="Roboto Mono" fo:font-size="22pt" fo:letter-spacing="normal" fo:font-style="normal" fo:font-weight="normal" officeooo:rsid="002a42fb" officeooo:paragraph-rsid="002a42fb" fo:background-color="#ffff00" style:font-name-asian="Liberation Mono" style:font-size-asian="22pt" style:font-name-complex="Liberation Mono" style:font-size-complex="22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a42fb" officeooo:paragraph-rsid="002a42fb" style:font-name-asian="Liberation Mono" style:font-size-asian="18pt" style:font-name-complex="Liberation Mono" style:font-size-complex="18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italic" fo:font-weight="normal" officeooo:rsid="0029b71d" officeooo:paragraph-rsid="002541e3" style:font-name-asian="Liberation Mono" style:font-size-asian="14pt" style:font-style-asian="italic" style:font-name-complex="Liberation Mono" style:font-size-complex="14pt" style:font-style-complex="italic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3" style:family="text">
      <style:text-properties fo:font-size="36pt" officeooo:rsid="00228101" style:font-size-asian="36pt" style:font-size-complex="36pt"/>
    </style:style>
    <style:style style:name="T4" style:family="text">
      <style:text-properties fo:font-size="36pt" officeooo:rsid="002a42fb" style:font-size-asian="36pt" style:font-size-complex="36pt"/>
    </style:style>
    <style:style style:name="T5" style:family="text">
      <style:text-properties fo:font-size="22pt" officeooo:rsid="0017fe9d" style:font-size-asian="22pt" style:font-size-complex="22pt"/>
    </style:style>
    <style:style style:name="T6" style:family="text">
      <style:text-properties fo:font-size="22pt" officeooo:rsid="002a42fb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officeooo:rsid="002db2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Etheridge</text:span><text:span text:style-name="T3"> – </text:span><text:span text:style-name="T4">Come to My Window</text:span></text:p>
      <text:p text:style-name="P2"><text:span text:style-name="T5">Original key: </text:span><text:span text:style-name="T6">G</text:span><text:span text:style-name="T5"> <text:s text:c="3"/>Us: Same</text:span></text:p>
      <text:p text:style-name="P3">YAM:Org0 <text:s text:c="4"/><text:span text:style-name="T8">Gmaj blues 412312</text:span></text:p>
      <text:p text:style-name="P3"/>
      <text:p text:style-name="P4">[INTRO]</text:p>
      <text:p text:style-name="P4">Starts with quiet CHORUS</text:p>
      <text:p text:style-name="P3"><text:span text:style-name="T2">C G | D</text:span> <text:s text:c="2"/><text:span text:style-name="T1">[4X]</text:span></text:p>
      <text:p text:style-name="P3"/>
      <text:p text:style-name="P8">[VERSE]</text:p>
      <text:p text:style-name="P8">C G | D </text:p>
      <text:p text:style-name="P6"/>
      <text:p text:style-name="P8">[CHORUS]</text:p>
      <text:p text:style-name="P8">em C | D <text:span text:style-name="T7">[2x] pre-chorus</text:span></text:p>
      <text:p text:style-name="P7">G C | am D<text:span text:style-name="T7"> [4x]</text:span></text:p>
      <text:p text:style-name="P11"/>
      <text:p text:style-name="P8">[BRIDGE] <text:span text:style-name="T7">big organ sound</text:span></text:p>
      <text:p text:style-name="P8">em | em | C | C</text:p>
      <text:p text:style-name="P8">am | am | D | D</text:p>
      <text:p text:style-name="P6"/>
      <text:p text:style-name="P9">Song ends on em chord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11-29T15:55:41.225146086</dc:date>
    <meta:editing-duration>PT2H56M31S</meta:editing-duration>
    <meta:editing-cycles>29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15" meta:word-count="65" meta:character-count="268" meta:non-whitespace-character-count="207"/>
  </office:meta>
</office:document-meta>
</file>